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fo:border-left="0.26pt double #c0c0c0" style:border-line-width-left="0.0209in 0.0016in 0.0102in" fo:border-right="none" fo:border-top="0.26pt double #c0c0c0" style:border-line-width-top="0.0209in 0.0016in 0.0102in"/>
      <style:text-properties fo:color="#000000" style:text-outline="false" style:text-line-through-style="none" style:text-line-through-type="none" style:font-name="Times New Roman" fo:font-size="10.5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.5pt" style:language-asian="zh" style:country-asian="CN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ffffff" fo:border-left="0.26pt double #c0c0c0" style:border-line-width-left="0.0209in 0.0016in 0.0102in" fo:border-right="none" fo:border-top="none"/>
      <style:text-properties fo:color="#000000" style:text-outline="false" style:text-line-through-style="none" style:text-line-through-type="none" style:font-name="Times New Roman" fo:font-size="10.5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.5pt" style:language-asian="zh" style:country-asian="CN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ffff" fo:border-left="0.26pt double #c0c0c0" style:border-line-width-left="0.0209in 0.0016in 0.0102in" fo:border-right="none" fo:border-top="none"/>
      <style:text-properties fo:color="#000000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.5pt" style:language-asian="zh" style:country-asian="CN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ccffcc" fo:border-left="none" fo:border-right="none" fo:border-top="0.26pt double #c0c0c0" style:border-line-width-top="0.0209in 0.0016in 0.0102in"/>
      <style:text-properties fo:color="#000000" style:text-outline="false" style:text-line-through-style="none" style:text-line-through-type="none" style:font-name="Times New Roman" fo:font-size="10.5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.5pt" style:language-asian="zh" style:country-asian="CN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Times New Roman" fo:font-size="10.5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.5pt" style:language-asian="zh" style:country-asian="CN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ffffff" fo:border-left="none" fo:border-right="none" fo:border-top="0.26pt double #c0c0c0" style:border-line-width-top="0.0209in 0.0016in 0.0102in"/>
      <style:text-properties fo:color="#000000" style:text-outline="false" style:text-line-through-style="none" style:text-line-through-type="none" style:font-name="Times New Roman" fo:font-size="10.5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.5pt" style:language-asian="zh" style:country-asian="CN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Times New Roman" fo:font-size="10.5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.5pt" style:language-asian="zh" style:country-asian="CN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ccffff" fo:border-left="none" fo:border-right="none" fo:border-top="0.26pt double #c0c0c0" style:border-line-width-top="0.0209in 0.0016in 0.0102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DejaVu Sans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Times New Roman" fo:font-size="10.5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.5pt" style:language-asian="zh" style:country-asian="CN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ffffff" fo:border-left="none" fo:border-right="none" fo:border-top="0.26pt double #c0c0c0" style:border-line-width-top="0.0209in 0.0016in 0.0102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DejaVu Sans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ffff00" fo:border-left="none" fo:border-right="none" fo:border-top="0.26pt double #c0c0c0" style:border-line-width-top="0.0209in 0.0016in 0.0102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DejaVu Sans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Times New Roman" fo:font-size="10.5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.5pt" style:language-asian="zh" style:country-asian="CN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DejaVu Sans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99ccff" fo:border-left="none" fo:border-right="none" fo:border-top="0.26pt double #c0c0c0" style:border-line-width-top="0.0209in 0.0016in 0.0102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DejaVu Sans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Times New Roman" fo:font-size="10.5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.5pt" style:language-asian="zh" style:country-asian="CN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ffffff" fo:border-left="none" fo:border-right="0.26pt double #c0c0c0" style:border-line-width-right="0.0102in 0.0016in 0.0209in" fo:border-top="0.26pt double #c0c0c0" style:border-line-width-top="0.0209in 0.0016in 0.0102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DejaVu Sans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ffff" fo:border-left="none" fo:border-right="0.26pt double #c0c0c0" style:border-line-width-right="0.0102in 0.0016in 0.0209in" fo:border-top="none"/>
      <style:text-properties fo:color="#000000" style:text-outline="false" style:text-line-through-style="none" style:text-line-through-type="none" style:font-name="Times New Roman" fo:font-size="10.5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ffffff" fo:border-left="none" fo:border-right="0.26pt double #c0c0c0" style:border-line-width-right="0.0102in 0.0016in 0.0209in" fo:border-top="none"/>
      <style:text-properties fo:color="#000000" style:text-outline="false" style:text-line-through-style="none" style:text-line-through-type="none" style:font-name="Times New Roman" fo:font-size="10.5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.5pt" style:language-asian="zh" style:country-asian="CN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" fo:font-size="10.5pt" style:text-position="-29% 58%" fo:language="hu" fo:country="HU" style:language-asian="zh" style:country-asian="CN" style:font-name-asian="Times New Roman" style:font-size-asian="10.5pt" style:font-size-complex="10.5pt"/>
    </style:style>
    <style:style style:name="T2" style:family="text">
      <style:text-properties fo:color="#000000" style:font-name="Times New Roman" fo:font-size="10.5pt" fo:language="en" fo:country="US" style:language-asian="zh" style:country-asian="CN" style:font-name-asian="Times New Roman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1" table:default-cell-style-name="ce9"/>
        <table:table-column table:style-name="co1" table:default-cell-style-name="ce7"/>
        <table:table-column table:style-name="co1" table:default-cell-style-name="ce12"/>
        <table:table-column table:style-name="co1" table:default-cell-style-name="ce15"/>
        <table:table-column table:style-name="co1" table:default-cell-style-name="ce7"/>
        <table:table-column table:style-name="co1" table:default-cell-style-name="ce18"/>
        <table:table-row table:style-name="ro1" table:number-rows-repeated="17">
          <table:table-cell table:number-columns-repeated="11"/>
          <table:table-cell table:style-name="Default" table:number-columns-repeated="9"/>
        </table:table-row>
        <table:table-row table:style-name="ro2">
          <table:table-cell table:number-columns-repeated="11"/>
          <table:table-cell table:style-name="ce1" office:value-type="string" calcext:value-type="string">
            <text:p>Vegyjel</text:p>
          </table:table-cell>
          <table:table-cell table:style-name="ce4" office:value-type="string" calcext:value-type="string">
            <text:p>Z</text:p>
          </table:table-cell>
          <table:table-cell table:style-name="ce6" office:value-type="string" calcext:value-type="string">
            <text:p>Név</text:p>
          </table:table-cell>
          <table:table-cell table:style-name="ce8" office:value-type="string" calcext:value-type="string">
            <text:p>K<text:span text:style-name="T1">α </text:span>[<text:span text:style-name="T2">keV</text:span>]</text:p>
          </table:table-cell>
          <table:table-cell table:style-name="ce10" office:value-type="string" calcext:value-type="string">
            <text:p>K<text:span text:style-name="T1">β </text:span>[keV]</text:p>
          </table:table-cell>
          <table:table-cell table:style-name="ce11" office:value-type="string" calcext:value-type="string">
            <text:p>K<text:span text:style-name="T1">β</text:span>/K<text:span text:style-name="T1">αintenzitás</text:span></text:p>
          </table:table-cell>
          <table:table-cell table:style-name="ce14" office:value-type="string" calcext:value-type="string">
            <text:p>L<text:span text:style-name="T1">α </text:span>[keV]</text:p>
          </table:table-cell>
          <table:table-cell table:style-name="ce10" office:value-type="string" calcext:value-type="string">
            <text:p>L<text:span text:style-name="T1">β</text:span>[keV]</text:p>
          </table:table-cell>
          <table:table-cell table:style-name="ce16" office:value-type="string" calcext:value-type="string">
            <text:p>L<text:span text:style-name="T1">γ </text:span>[keV]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alcium</text:p>
          </table:table-cell>
          <table:table-cell office:value-type="float" office:value="3.691" calcext:value-type="float">
            <text:p>3.691</text:p>
          </table:table-cell>
          <table:table-cell office:value-type="float" office:value="4.012" calcext:value-type="float">
            <text:p>4.012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341" calcext:value-type="float">
            <text:p>0.341</text:p>
          </table:table-cell>
          <table:table-cell office:value-type="float" office:value="0.344" calcext:value-type="float">
            <text:p>0.344</text:p>
          </table:table-cell>
          <table:table-cell table:style-name="ce17"/>
        </table:table-row>
        <table:table-row table:style-name="ro3">
          <table:table-cell table:number-columns-repeated="11"/>
          <table:table-cell office:value-type="string" calcext:value-type="string">
            <text:p>S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zkandium</text:p>
          </table:table-cell>
          <table:table-cell office:value-type="float" office:value="4.09" calcext:value-type="float">
            <text:p>4.09</text:p>
          </table:table-cell>
          <table:table-cell office:value-type="float" office:value="4.46" calcext:value-type="float">
            <text:p>4.46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395" calcext:value-type="float">
            <text:p>0.395</text:p>
          </table:table-cell>
          <table:table-cell office:value-type="float" office:value="0.399" calcext:value-type="float">
            <text:p>0.399</text:p>
          </table:table-cell>
          <table:table-cell table:style-name="ce17"/>
        </table:table-row>
        <table:table-row table:style-name="ro3">
          <table:table-cell table:number-columns-repeated="11"/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itán</text:p>
          </table:table-cell>
          <table:table-cell office:value-type="float" office:value="4.51" calcext:value-type="float">
            <text:p>4.51</text:p>
          </table:table-cell>
          <table:table-cell office:value-type="float" office:value="4.931" calcext:value-type="float">
            <text:p>4.931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452" calcext:value-type="float">
            <text:p>0.452</text:p>
          </table:table-cell>
          <table:table-cell office:value-type="float" office:value="0.458" calcext:value-type="float">
            <text:p>0.458</text:p>
          </table:table-cell>
          <table:table-cell table:style-name="ce17"/>
        </table:table-row>
        <table:table-row table:style-name="ro3">
          <table:table-cell table:number-columns-repeated="11"/>
          <table:table-cell office:value-type="string" calcext:value-type="string">
            <text:p>V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anádium</text:p>
          </table:table-cell>
          <table:table-cell office:value-type="float" office:value="4.952" calcext:value-type="float">
            <text:p>4.952</text:p>
          </table:table-cell>
          <table:table-cell office:value-type="float" office:value="5.427" calcext:value-type="float">
            <text:p>5.427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51" calcext:value-type="float">
            <text:p>0.51</text:p>
          </table:table-cell>
          <table:table-cell office:value-type="float" office:value="0.519" calcext:value-type="float">
            <text:p>0.519</text:p>
          </table:table-cell>
          <table:table-cell table:style-name="ce17"/>
        </table:table-row>
        <table:table-row table:style-name="ro3">
          <table:table-cell table:number-columns-repeated="11"/>
          <table:table-cell table:style-name="ce3" office:value-type="string" calcext:value-type="string">
            <text:p>C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róm</text:p>
          </table:table-cell>
          <table:table-cell office:value-type="float" office:value="5.414" calcext:value-type="float">
            <text:p>5.414</text:p>
          </table:table-cell>
          <table:table-cell office:value-type="float" office:value="5.946" calcext:value-type="float">
            <text:p>5.946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571" calcext:value-type="float">
            <text:p>0.571</text:p>
          </table:table-cell>
          <table:table-cell office:value-type="float" office:value="0.581" calcext:value-type="float">
            <text:p>0.581</text:p>
          </table:table-cell>
          <table:table-cell table:style-name="ce17"/>
        </table:table-row>
        <table:table-row table:style-name="ro3">
          <table:table-cell table:number-columns-repeated="11"/>
          <table:table-cell office:value-type="string" calcext:value-type="string">
            <text:p>M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ngán</text:p>
          </table:table-cell>
          <table:table-cell office:value-type="float" office:value="5.898" calcext:value-type="float">
            <text:p>5.898</text:p>
          </table:table-cell>
          <table:table-cell office:value-type="float" office:value="6.49" calcext:value-type="float">
            <text:p>6.49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636" calcext:value-type="float">
            <text:p>0.636</text:p>
          </table:table-cell>
          <table:table-cell office:value-type="float" office:value="0.647" calcext:value-type="float">
            <text:p>0.647</text:p>
          </table:table-cell>
          <table:table-cell table:style-name="ce17"/>
        </table:table-row>
        <table:table-row table:style-name="ro3">
          <table:table-cell table:number-columns-repeated="11"/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as</text:p>
          </table:table-cell>
          <table:table-cell office:value-type="float" office:value="6.403" calcext:value-type="float">
            <text:p>6.403</text:p>
          </table:table-cell>
          <table:table-cell office:value-type="float" office:value="7.057" calcext:value-type="float">
            <text:p>7.057</text:p>
          </table:table-cell>
          <table:table-cell office:value-type="float" office:value="0.1355" calcext:value-type="float">
            <text:p>0.1355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7" calcext:value-type="float">
            <text:p>0.717</text:p>
          </table:table-cell>
          <table:table-cell table:style-name="ce17"/>
        </table:table-row>
        <table:table-row table:style-name="ro3">
          <table:table-cell table:number-columns-repeated="11"/>
          <table:table-cell office:value-type="string" calcext:value-type="string">
            <text:p>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obalt</text:p>
          </table:table-cell>
          <table:table-cell office:value-type="float" office:value="6.93" calcext:value-type="float">
            <text:p>6.93</text:p>
          </table:table-cell>
          <table:table-cell office:value-type="float" office:value="7.649" calcext:value-type="float">
            <text:p>7.649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775" calcext:value-type="float">
            <text:p>0.775</text:p>
          </table:table-cell>
          <table:table-cell office:value-type="float" office:value="0.79" calcext:value-type="float">
            <text:p>0.79</text:p>
          </table:table-cell>
          <table:table-cell table:style-name="ce17"/>
        </table:table-row>
        <table:table-row table:style-name="ro3">
          <table:table-cell table:number-columns-repeated="11"/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ikkel</text:p>
          </table:table-cell>
          <table:table-cell office:value-type="float" office:value="7.477" calcext:value-type="float">
            <text:p>7.477</text:p>
          </table:table-cell>
          <table:table-cell office:value-type="float" office:value="8.264" calcext:value-type="float">
            <text:p>8.264</text:p>
          </table:table-cell>
          <table:table-cell office:value-type="float" office:value="0.1404" calcext:value-type="float">
            <text:p>0.1404</text:p>
          </table:table-cell>
          <table:table-cell office:value-type="float" office:value="0.849" calcext:value-type="float">
            <text:p>0.849</text:p>
          </table:table-cell>
          <table:table-cell office:value-type="float" office:value="0.866" calcext:value-type="float">
            <text:p>0.866</text:p>
          </table:table-cell>
          <table:table-cell table:style-name="ce17"/>
        </table:table-row>
        <table:table-row table:style-name="ro3">
          <table:table-cell table:number-columns-repeated="11"/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éz</text:p>
          </table:table-cell>
          <table:table-cell office:value-type="float" office:value="8.047" calcext:value-type="float">
            <text:p>8.047</text:p>
          </table:table-cell>
          <table:table-cell office:value-type="float" office:value="8.904" calcext:value-type="float">
            <text:p>8.904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928" calcext:value-type="float">
            <text:p>0.928</text:p>
          </table:table-cell>
          <table:table-cell office:value-type="float" office:value="0.948" calcext:value-type="float">
            <text:p>0.948</text:p>
          </table:table-cell>
          <table:table-cell table:style-name="ce17"/>
        </table:table-row>
        <table:table-row table:style-name="ro3">
          <table:table-cell table:number-columns-repeated="11"/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ink</text:p>
          </table:table-cell>
          <table:table-cell office:value-type="float" office:value="8.638" calcext:value-type="float">
            <text:p>8.638</text:p>
          </table:table-cell>
          <table:table-cell office:value-type="float" office:value="9.571" calcext:value-type="float">
            <text:p>9.571</text:p>
          </table:table-cell>
          <table:table-cell office:value-type="float" office:value="0.1462" calcext:value-type="float">
            <text:p>0.1462</text:p>
          </table:table-cell>
          <table:table-cell office:value-type="float" office:value="1.009" calcext:value-type="float">
            <text:p>1.009</text:p>
          </table:table-cell>
          <table:table-cell office:value-type="float" office:value="1.032" calcext:value-type="float">
            <text:p>1.032</text:p>
          </table:table-cell>
          <table:table-cell table:style-name="ce17"/>
        </table:table-row>
        <table:table-row table:style-name="ro3">
          <table:table-cell table:number-columns-repeated="11"/>
          <table:table-cell office:value-type="string" calcext:value-type="string">
            <text:p>G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allium</text:p>
          </table:table-cell>
          <table:table-cell office:value-type="float" office:value="9.251" calcext:value-type="float">
            <text:p>9.251</text:p>
          </table:table-cell>
          <table:table-cell office:value-type="float" office:value="10.263" calcext:value-type="float">
            <text:p>10.263</text:p>
          </table:table-cell>
          <table:table-cell table:style-name="ce13" office:value-type="string" calcext:value-type="string">
            <text:p>0<text:span text:style-name="T2">.1494</text:span></text:p>
          </table:table-cell>
          <table:table-cell office:value-type="float" office:value="1.096" calcext:value-type="float">
            <text:p>1.096</text:p>
          </table:table-cell>
          <table:table-cell office:value-type="float" office:value="1.122" calcext:value-type="float">
            <text:p>1.122</text:p>
          </table:table-cell>
          <table:table-cell table:style-name="ce17"/>
        </table:table-row>
        <table:table-row table:style-name="ro3">
          <table:table-cell table:number-columns-repeated="11"/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rmánium</text:p>
          </table:table-cell>
          <table:table-cell office:value-type="float" office:value="9.885" calcext:value-type="float">
            <text:p>9.885</text:p>
          </table:table-cell>
          <table:table-cell office:value-type="float" office:value="10.981" calcext:value-type="float">
            <text:p>10.981</text:p>
          </table:table-cell>
          <table:table-cell office:value-type="float" office:value="0.1527" calcext:value-type="float">
            <text:p>0.1527</text:p>
          </table:table-cell>
          <table:table-cell office:value-type="float" office:value="1.186" calcext:value-type="float">
            <text:p>1.186</text:p>
          </table:table-cell>
          <table:table-cell office:value-type="float" office:value="1.216" calcext:value-type="float">
            <text:p>1.216</text:p>
          </table:table-cell>
          <table:table-cell table:style-name="ce17"/>
        </table:table-row>
        <table:table-row table:style-name="ro3">
          <table:table-cell table:number-columns-repeated="11"/>
          <table:table-cell office:value-type="string" calcext:value-type="string">
            <text:p>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zén</text:p>
          </table:table-cell>
          <table:table-cell office:value-type="float" office:value="10.543" calcext:value-type="float">
            <text:p>10.543</text:p>
          </table:table-cell>
          <table:table-cell office:value-type="float" office:value="11.725" calcext:value-type="float">
            <text:p>11.725</text:p>
          </table:table-cell>
          <table:table-cell office:value-type="float" office:value="0.1562" calcext:value-type="float">
            <text:p>0.1562</text:p>
          </table:table-cell>
          <table:table-cell office:value-type="float" office:value="1.282" calcext:value-type="float">
            <text:p>1.282</text:p>
          </table:table-cell>
          <table:table-cell office:value-type="float" office:value="1.317" calcext:value-type="float">
            <text:p>1.317</text:p>
          </table:table-cell>
          <table:table-cell table:style-name="ce17"/>
        </table:table-row>
        <table:table-row table:style-name="ro3">
          <table:table-cell table:number-columns-repeated="11"/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zelén</text:p>
          </table:table-cell>
          <table:table-cell office:value-type="float" office:value="11.221" calcext:value-type="float">
            <text:p>11.221</text:p>
          </table:table-cell>
          <table:table-cell office:value-type="float" office:value="12.495" calcext:value-type="float">
            <text:p>12.495</text:p>
          </table:table-cell>
          <table:table-cell office:value-type="float" office:value="0.1598" calcext:value-type="float">
            <text:p>0.1598</text:p>
          </table:table-cell>
          <table:table-cell office:value-type="float" office:value="1.379" calcext:value-type="float">
            <text:p>1.379</text:p>
          </table:table-cell>
          <table:table-cell office:value-type="float" office:value="1.419" calcext:value-type="float">
            <text:p>1.419</text:p>
          </table:table-cell>
          <table:table-cell table:style-name="ce17"/>
        </table:table-row>
        <table:table-row table:style-name="ro3">
          <table:table-cell table:number-columns-repeated="11"/>
          <table:table-cell office:value-type="string" calcext:value-type="string">
            <text:p>B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róm</text:p>
          </table:table-cell>
          <table:table-cell office:value-type="float" office:value="11.923" calcext:value-type="float">
            <text:p>11.923</text:p>
          </table:table-cell>
          <table:table-cell office:value-type="float" office:value="13.29" calcext:value-type="float">
            <text:p>13.29</text:p>
          </table:table-cell>
          <table:table-cell office:value-type="float" office:value="0.1635" calcext:value-type="float">
            <text:p>0.1635</text:p>
          </table:table-cell>
          <table:table-cell office:value-type="float" office:value="1.48" calcext:value-type="float">
            <text:p>1.48</text:p>
          </table:table-cell>
          <table:table-cell office:value-type="float" office:value="1.526" calcext:value-type="float">
            <text:p>1.526</text:p>
          </table:table-cell>
          <table:table-cell table:style-name="ce17"/>
        </table:table-row>
        <table:table-row table:style-name="ro3">
          <table:table-cell table:number-columns-repeated="11"/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ripton</text:p>
          </table:table-cell>
          <table:table-cell office:value-type="float" office:value="12.648" calcext:value-type="float">
            <text:p>12.648</text:p>
          </table:table-cell>
          <table:table-cell office:value-type="float" office:value="14.112" calcext:value-type="float">
            <text:p>14.112</text:p>
          </table:table-cell>
          <table:table-cell office:value-type="float" office:value="0.1673" calcext:value-type="float">
            <text:p>0.1673</text:p>
          </table:table-cell>
          <table:table-cell office:value-type="float" office:value="1.587" calcext:value-type="float">
            <text:p>1.587</text:p>
          </table:table-cell>
          <table:table-cell office:value-type="float" office:value="1.638" calcext:value-type="float">
            <text:p>1.638</text:p>
          </table:table-cell>
          <table:table-cell table:style-name="ce17"/>
        </table:table-row>
        <table:table-row table:style-name="ro3">
          <table:table-cell table:number-columns-repeated="11"/>
          <table:table-cell office:value-type="string" calcext:value-type="string">
            <text:p>Rb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bídium</text:p>
          </table:table-cell>
          <table:table-cell office:value-type="float" office:value="13.394" calcext:value-type="float">
            <text:p>13.394</text:p>
          </table:table-cell>
          <table:table-cell office:value-type="float" office:value="14.96" calcext:value-type="float">
            <text:p>14.96</text:p>
          </table:table-cell>
          <table:table-cell office:value-type="float" office:value="0.1711" calcext:value-type="float">
            <text:p>0.1711</text:p>
          </table:table-cell>
          <table:table-cell office:value-type="float" office:value="1.694" calcext:value-type="float">
            <text:p>1.694</text:p>
          </table:table-cell>
          <table:table-cell office:value-type="float" office:value="1.752" calcext:value-type="float">
            <text:p>1.752</text:p>
          </table:table-cell>
          <table:table-cell table:style-name="ce17"/>
        </table:table-row>
        <table:table-row table:style-name="ro3">
          <table:table-cell table:number-columns-repeated="11"/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roncium</text:p>
          </table:table-cell>
          <table:table-cell office:value-type="float" office:value="14.164" calcext:value-type="float">
            <text:p>14.164</text:p>
          </table:table-cell>
          <table:table-cell office:value-type="float" office:value="15.834" calcext:value-type="float">
            <text:p>15.834</text:p>
          </table:table-cell>
          <table:table-cell office:value-type="float" office:value="0.175" calcext:value-type="float">
            <text:p>0.175</text:p>
          </table:table-cell>
          <table:table-cell office:value-type="float" office:value="1.806" calcext:value-type="float">
            <text:p>1.806</text:p>
          </table:table-cell>
          <table:table-cell office:value-type="float" office:value="1.872" calcext:value-type="float">
            <text:p>1.872</text:p>
          </table:table-cell>
          <table:table-cell table:style-name="ce17"/>
        </table:table-row>
        <table:table-row table:style-name="ro3">
          <table:table-cell table:number-columns-repeated="11"/>
          <table:table-cell office:value-type="string" calcext:value-type="string">
            <text:p>Y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ttrium</text:p>
          </table:table-cell>
          <table:table-cell office:value-type="float" office:value="14.957" calcext:value-type="float">
            <text:p>14.957</text:p>
          </table:table-cell>
          <table:table-cell office:value-type="float" office:value="16.736" calcext:value-type="float">
            <text:p>16.736</text:p>
          </table:table-cell>
          <table:table-cell office:value-type="float" office:value="0.179" calcext:value-type="float">
            <text:p>0.179</text:p>
          </table:table-cell>
          <table:table-cell office:value-type="float" office:value="1.922" calcext:value-type="float">
            <text:p>1.922</text:p>
          </table:table-cell>
          <table:table-cell office:value-type="float" office:value="1.996" calcext:value-type="float">
            <text:p>1.996</text:p>
          </table:table-cell>
          <table:table-cell table:style-name="ce17"/>
        </table:table-row>
        <table:table-row table:style-name="ro3">
          <table:table-cell table:number-columns-repeated="11"/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irkónium</text:p>
          </table:table-cell>
          <table:table-cell office:value-type="float" office:value="15.774" calcext:value-type="float">
            <text:p>15.774</text:p>
          </table:table-cell>
          <table:table-cell office:value-type="float" office:value="17.666" calcext:value-type="float">
            <text:p>17.666</text:p>
          </table:table-cell>
          <table:table-cell office:value-type="float" office:value="0.1829" calcext:value-type="float">
            <text:p>0.1829</text:p>
          </table:table-cell>
          <table:table-cell office:value-type="float" office:value="2.042" calcext:value-type="float">
            <text:p>2.042</text:p>
          </table:table-cell>
          <table:table-cell office:value-type="float" office:value="2.124" calcext:value-type="float">
            <text:p>2.124</text:p>
          </table:table-cell>
          <table:table-cell office:value-type="float" office:value="2.302" calcext:value-type="float">
            <text:p>2.302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iobium</text:p>
          </table:table-cell>
          <table:table-cell office:value-type="float" office:value="16.614" calcext:value-type="float">
            <text:p>16.614</text:p>
          </table:table-cell>
          <table:table-cell office:value-type="float" office:value="18.621" calcext:value-type="float">
            <text:p>18.621</text:p>
          </table:table-cell>
          <table:table-cell office:value-type="float" office:value="0.1868" calcext:value-type="float">
            <text:p>0.1868</text:p>
          </table:table-cell>
          <table:table-cell office:value-type="float" office:value="2.166" calcext:value-type="float">
            <text:p>2.166</text:p>
          </table:table-cell>
          <table:table-cell office:value-type="float" office:value="2.257" calcext:value-type="float">
            <text:p>2.257</text:p>
          </table:table-cell>
          <table:table-cell office:value-type="float" office:value="2.462" calcext:value-type="float">
            <text:p>2.462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olibdén</text:p>
          </table:table-cell>
          <table:table-cell office:value-type="float" office:value="17.478" calcext:value-type="float">
            <text:p>17.478</text:p>
          </table:table-cell>
          <table:table-cell office:value-type="float" office:value="19.607" calcext:value-type="float">
            <text:p>19.607</text:p>
          </table:table-cell>
          <table:table-cell office:value-type="float" office:value="0.1907" calcext:value-type="float">
            <text:p>0.1907</text:p>
          </table:table-cell>
          <table:table-cell office:value-type="float" office:value="2.293" calcext:value-type="float">
            <text:p>2.293</text:p>
          </table:table-cell>
          <table:table-cell office:value-type="float" office:value="2.395" calcext:value-type="float">
            <text:p>2.395</text:p>
          </table:table-cell>
          <table:table-cell office:value-type="float" office:value="2.623" calcext:value-type="float">
            <text:p>2.623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echnécium</text:p>
          </table:table-cell>
          <table:table-cell office:value-type="float" office:value="18.41" calcext:value-type="float">
            <text:p>18.41</text:p>
          </table:table-cell>
          <table:table-cell office:value-type="float" office:value="20.585" calcext:value-type="float">
            <text:p>20.585</text:p>
          </table:table-cell>
          <table:table-cell office:value-type="float" office:value="0.1946" calcext:value-type="float">
            <text:p>0.1946</text:p>
          </table:table-cell>
          <table:table-cell office:value-type="float" office:value="2.424" calcext:value-type="float">
            <text:p>2.424</text:p>
          </table:table-cell>
          <table:table-cell office:value-type="float" office:value="2.538" calcext:value-type="float">
            <text:p>2.538</text:p>
          </table:table-cell>
          <table:table-cell office:value-type="float" office:value="2.792" calcext:value-type="float">
            <text:p>2.792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tenium</text:p>
          </table:table-cell>
          <table:table-cell office:value-type="float" office:value="19.278" calcext:value-type="float">
            <text:p>19.278</text:p>
          </table:table-cell>
          <table:table-cell office:value-type="float" office:value="21.655" calcext:value-type="float">
            <text:p>21.655</text:p>
          </table:table-cell>
          <table:table-cell office:value-type="float" office:value="0.1985" calcext:value-type="float">
            <text:p>0.1985</text:p>
          </table:table-cell>
          <table:table-cell office:value-type="float" office:value="2.558" calcext:value-type="float">
            <text:p>2.558</text:p>
          </table:table-cell>
          <table:table-cell office:value-type="float" office:value="2.683" calcext:value-type="float">
            <text:p>2.683</text:p>
          </table:table-cell>
          <table:table-cell office:value-type="float" office:value="2.964" calcext:value-type="float">
            <text:p>2.964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dium</text:p>
          </table:table-cell>
          <table:table-cell office:value-type="float" office:value="20.214" calcext:value-type="float">
            <text:p>20.214</text:p>
          </table:table-cell>
          <table:table-cell office:value-type="float" office:value="22.721" calcext:value-type="float">
            <text:p>22.721</text:p>
          </table:table-cell>
          <table:table-cell office:value-type="float" office:value="0.2023" calcext:value-type="float">
            <text:p>0.2023</text:p>
          </table:table-cell>
          <table:table-cell office:value-type="float" office:value="2.696" calcext:value-type="float">
            <text:p>2.696</text:p>
          </table:table-cell>
          <table:table-cell office:value-type="float" office:value="2.834" calcext:value-type="float">
            <text:p>2.834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lládium</text:p>
          </table:table-cell>
          <table:table-cell office:value-type="float" office:value="21.175" calcext:value-type="float">
            <text:p>21.175</text:p>
          </table:table-cell>
          <table:table-cell office:value-type="float" office:value="23.816" calcext:value-type="float">
            <text:p>23.816</text:p>
          </table:table-cell>
          <table:table-cell office:value-type="float" office:value="0.206" calcext:value-type="float">
            <text:p>0.206</text:p>
          </table:table-cell>
          <table:table-cell office:value-type="float" office:value="2.838" calcext:value-type="float">
            <text:p>2.838</text:p>
          </table:table-cell>
          <table:table-cell office:value-type="float" office:value="2.99" calcext:value-type="float">
            <text:p>2.99</text:p>
          </table:table-cell>
          <table:table-cell office:value-type="float" office:value="3.323" calcext:value-type="float">
            <text:p>3.323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züst</text:p>
          </table:table-cell>
          <table:table-cell office:value-type="float" office:value="22.162" calcext:value-type="float">
            <text:p>22.162</text:p>
          </table:table-cell>
          <table:table-cell office:value-type="float" office:value="24.942" calcext:value-type="float">
            <text:p>24.942</text:p>
          </table:table-cell>
          <table:table-cell office:value-type="float" office:value="0.2097" calcext:value-type="float">
            <text:p>0.2097</text:p>
          </table:table-cell>
          <table:table-cell office:value-type="float" office:value="2.984" calcext:value-type="float">
            <text:p>2.984</text:p>
          </table:table-cell>
          <table:table-cell office:value-type="float" office:value="3.151" calcext:value-type="float">
            <text:p>3.151</text:p>
          </table:table-cell>
          <table:table-cell office:value-type="float" office:value="3.512" calcext:value-type="float">
            <text:p>3.512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admium</text:p>
          </table:table-cell>
          <table:table-cell office:value-type="float" office:value="23.172" calcext:value-type="float">
            <text:p>23.172</text:p>
          </table:table-cell>
          <table:table-cell office:value-type="float" office:value="26.093" calcext:value-type="float">
            <text:p>26.093</text:p>
          </table:table-cell>
          <table:table-cell office:value-type="float" office:value="0.2133" calcext:value-type="float">
            <text:p>0.2133</text:p>
          </table:table-cell>
          <table:table-cell office:value-type="float" office:value="3.133" calcext:value-type="float">
            <text:p>3.133</text:p>
          </table:table-cell>
          <table:table-cell office:value-type="float" office:value="3.316" calcext:value-type="float">
            <text:p>3.316</text:p>
          </table:table-cell>
          <table:table-cell office:value-type="float" office:value="3.716" calcext:value-type="float">
            <text:p>3.716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ndium </text:p>
          </table:table-cell>
          <table:table-cell office:value-type="float" office:value="24.207" calcext:value-type="float">
            <text:p>24.207</text:p>
          </table:table-cell>
          <table:table-cell office:value-type="float" office:value="27.274" calcext:value-type="float">
            <text:p>27.274</text:p>
          </table:table-cell>
          <table:table-cell office:value-type="float" office:value="0.2168" calcext:value-type="float">
            <text:p>0.2168</text:p>
          </table:table-cell>
          <table:table-cell office:value-type="float" office:value="3.287" calcext:value-type="float">
            <text:p>3.287</text:p>
          </table:table-cell>
          <table:table-cell office:value-type="float" office:value="3.487" calcext:value-type="float">
            <text:p>3.487</text:p>
          </table:table-cell>
          <table:table-cell office:value-type="float" office:value="3.92" calcext:value-type="float">
            <text:p>3.92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Ón</text:p>
          </table:table-cell>
          <table:table-cell office:value-type="float" office:value="25.27" calcext:value-type="float">
            <text:p>25.27</text:p>
          </table:table-cell>
          <table:table-cell office:value-type="float" office:value="28.483" calcext:value-type="float">
            <text:p>28.483</text:p>
          </table:table-cell>
          <table:table-cell office:value-type="float" office:value="0.2202" calcext:value-type="float">
            <text:p>0.2202</text:p>
          </table:table-cell>
          <table:table-cell office:value-type="float" office:value="3.444" calcext:value-type="float">
            <text:p>3.444</text:p>
          </table:table-cell>
          <table:table-cell office:value-type="float" office:value="3.662" calcext:value-type="float">
            <text:p>3.662</text:p>
          </table:table-cell>
          <table:table-cell office:value-type="float" office:value="4.131" calcext:value-type="float">
            <text:p>4.131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timon</text:p>
          </table:table-cell>
          <table:table-cell office:value-type="float" office:value="26.357" calcext:value-type="float">
            <text:p>26.357</text:p>
          </table:table-cell>
          <table:table-cell office:value-type="float" office:value="29.723" calcext:value-type="float">
            <text:p>29.723</text:p>
          </table:table-cell>
          <table:table-cell office:value-type="float" office:value="0.2235" calcext:value-type="float">
            <text:p>0.2235</text:p>
          </table:table-cell>
          <table:table-cell office:value-type="float" office:value="3.605" calcext:value-type="float">
            <text:p>3.605</text:p>
          </table:table-cell>
          <table:table-cell office:value-type="float" office:value="3.843" calcext:value-type="float">
            <text:p>3.843</text:p>
          </table:table-cell>
          <table:table-cell office:value-type="float" office:value="4.347" calcext:value-type="float">
            <text:p>4.347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ellúr</text:p>
          </table:table-cell>
          <table:table-cell office:value-type="float" office:value="27.471" calcext:value-type="float">
            <text:p>27.471</text:p>
          </table:table-cell>
          <table:table-cell office:value-type="float" office:value="30.993" calcext:value-type="float">
            <text:p>30.993</text:p>
          </table:table-cell>
          <table:table-cell office:value-type="float" office:value="0.2267" calcext:value-type="float">
            <text:p>0.2267</text:p>
          </table:table-cell>
          <table:table-cell office:value-type="float" office:value="3.769" calcext:value-type="float">
            <text:p>3.769</text:p>
          </table:table-cell>
          <table:table-cell office:value-type="float" office:value="4.029" calcext:value-type="float">
            <text:p>4.029</text:p>
          </table:table-cell>
          <table:table-cell office:value-type="float" office:value="4.57" calcext:value-type="float">
            <text:p>4.57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ód</text:p>
          </table:table-cell>
          <table:table-cell office:value-type="float" office:value="28.61" calcext:value-type="float">
            <text:p>28.61</text:p>
          </table:table-cell>
          <table:table-cell office:value-type="float" office:value="32.292" calcext:value-type="float">
            <text:p>32.292</text:p>
          </table:table-cell>
          <table:table-cell office:value-type="float" office:value="0.2298" calcext:value-type="float">
            <text:p>0.2298</text:p>
          </table:table-cell>
          <table:table-cell office:value-type="float" office:value="3.937" calcext:value-type="float">
            <text:p>3.937</text:p>
          </table:table-cell>
          <table:table-cell office:value-type="float" office:value="4.22" calcext:value-type="float">
            <text:p>4.22</text:p>
          </table:table-cell>
          <table:table-cell office:value-type="float" office:value="4.8" calcext:value-type="float">
            <text:p>4.8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enon</text:p>
          </table:table-cell>
          <table:table-cell office:value-type="float" office:value="29.802" calcext:value-type="float">
            <text:p>29.802</text:p>
          </table:table-cell>
          <table:table-cell office:value-type="float" office:value="33.644" calcext:value-type="float">
            <text:p>33.644</text:p>
          </table:table-cell>
          <table:table-cell office:value-type="float" office:value="0.2327" calcext:value-type="float">
            <text:p>0.2327</text:p>
          </table:table-cell>
          <table:table-cell office:value-type="float" office:value="4.111" calcext:value-type="float">
            <text:p>4.111</text:p>
          </table:table-cell>
          <table:table-cell office:value-type="float" office:value="4.422" calcext:value-type="float">
            <text:p>4.422</text:p>
          </table:table-cell>
          <table:table-cell office:value-type="float" office:value="5.036" calcext:value-type="float">
            <text:p>5.036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ézium</text:p>
          </table:table-cell>
          <table:table-cell office:value-type="float" office:value="30.97" calcext:value-type="float">
            <text:p>30.97</text:p>
          </table:table-cell>
          <table:table-cell office:value-type="float" office:value="34.984" calcext:value-type="float">
            <text:p>34.984</text:p>
          </table:table-cell>
          <table:table-cell office:value-type="float" office:value="0.2355" calcext:value-type="float">
            <text:p>0.2355</text:p>
          </table:table-cell>
          <table:table-cell office:value-type="float" office:value="4.286" calcext:value-type="float">
            <text:p>4.286</text:p>
          </table:table-cell>
          <table:table-cell office:value-type="float" office:value="4.62" calcext:value-type="float">
            <text:p>4.62</text:p>
          </table:table-cell>
          <table:table-cell office:value-type="float" office:value="5.28" calcext:value-type="float">
            <text:p>5.28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árium</text:p>
          </table:table-cell>
          <table:table-cell office:value-type="float" office:value="32.191" calcext:value-type="float">
            <text:p>32.191</text:p>
          </table:table-cell>
          <table:table-cell office:value-type="float" office:value="36.376" calcext:value-type="float">
            <text:p>36.376</text:p>
          </table:table-cell>
          <table:table-cell office:value-type="float" office:value="0.2382" calcext:value-type="float">
            <text:p>0.2382</text:p>
          </table:table-cell>
          <table:table-cell office:value-type="float" office:value="4.467" calcext:value-type="float">
            <text:p>4.467</text:p>
          </table:table-cell>
          <table:table-cell office:value-type="float" office:value="4.828" calcext:value-type="float">
            <text:p>4.828</text:p>
          </table:table-cell>
          <table:table-cell office:value-type="float" office:value="5.531" calcext:value-type="float">
            <text:p>5.531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L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antán</text:p>
          </table:table-cell>
          <table:table-cell office:value-type="float" office:value="33.44" calcext:value-type="float">
            <text:p>33.44</text:p>
          </table:table-cell>
          <table:table-cell office:value-type="float" office:value="37.799" calcext:value-type="float">
            <text:p>37.799</text:p>
          </table:table-cell>
          <table:table-cell office:value-type="float" office:value="0.2408" calcext:value-type="float">
            <text:p>0.2408</text:p>
          </table:table-cell>
          <table:table-cell office:value-type="float" office:value="4.651" calcext:value-type="float">
            <text:p>4.651</text:p>
          </table:table-cell>
          <table:table-cell office:value-type="float" office:value="5.043" calcext:value-type="float">
            <text:p>5.043</text:p>
          </table:table-cell>
          <table:table-cell office:value-type="float" office:value="5.789" calcext:value-type="float">
            <text:p>5.789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érium</text:p>
          </table:table-cell>
          <table:table-cell office:value-type="float" office:value="34.717" calcext:value-type="float">
            <text:p>34.717</text:p>
          </table:table-cell>
          <table:table-cell office:value-type="float" office:value="39.255" calcext:value-type="float">
            <text:p>39.255</text:p>
          </table:table-cell>
          <table:table-cell office:value-type="float" office:value="0.2433" calcext:value-type="float">
            <text:p>0.2433</text:p>
          </table:table-cell>
          <table:table-cell office:value-type="float" office:value="4.84" calcext:value-type="float">
            <text:p>4.84</text:p>
          </table:table-cell>
          <table:table-cell office:value-type="float" office:value="5.262" calcext:value-type="float">
            <text:p>5.262</text:p>
          </table:table-cell>
          <table:table-cell office:value-type="float" office:value="6.052" calcext:value-type="float">
            <text:p>6.052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P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azeodinium</text:p>
          </table:table-cell>
          <table:table-cell office:value-type="float" office:value="36.023" calcext:value-type="float">
            <text:p>36.023</text:p>
          </table:table-cell>
          <table:table-cell office:value-type="float" office:value="40.746" calcext:value-type="float">
            <text:p>40.746</text:p>
          </table:table-cell>
          <table:table-cell office:value-type="float" office:value="0.2456" calcext:value-type="float">
            <text:p>0.2456</text:p>
          </table:table-cell>
          <table:table-cell office:value-type="float" office:value="5.034" calcext:value-type="float">
            <text:p>5.034</text:p>
          </table:table-cell>
          <table:table-cell office:value-type="float" office:value="5.489" calcext:value-type="float">
            <text:p>5.489</text:p>
          </table:table-cell>
          <table:table-cell office:value-type="float" office:value="6.322" calcext:value-type="float">
            <text:p>6.322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odinium</text:p>
          </table:table-cell>
          <table:table-cell office:value-type="float" office:value="37.359" calcext:value-type="float">
            <text:p>37.359</text:p>
          </table:table-cell>
          <table:table-cell office:value-type="float" office:value="42.269" calcext:value-type="float">
            <text:p>42.269</text:p>
          </table:table-cell>
          <table:table-cell office:value-type="float" office:value="0.2478" calcext:value-type="float">
            <text:p>0.2478</text:p>
          </table:table-cell>
          <table:table-cell office:value-type="float" office:value="5.23" calcext:value-type="float">
            <text:p>5.23</text:p>
          </table:table-cell>
          <table:table-cell office:value-type="float" office:value="5.722" calcext:value-type="float">
            <text:p>5.722</text:p>
          </table:table-cell>
          <table:table-cell office:value-type="float" office:value="6.602" calcext:value-type="float">
            <text:p>6.602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P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rometium</text:p>
          </table:table-cell>
          <table:table-cell office:value-type="float" office:value="38.649" calcext:value-type="float">
            <text:p>38.649</text:p>
          </table:table-cell>
          <table:table-cell office:value-type="float" office:value="43.945" calcext:value-type="float">
            <text:p>43.945</text:p>
          </table:table-cell>
          <table:table-cell office:value-type="float" office:value="0.2499" calcext:value-type="float">
            <text:p>0.2499</text:p>
          </table:table-cell>
          <table:table-cell office:value-type="float" office:value="5.431" calcext:value-type="float">
            <text:p>5.431</text:p>
          </table:table-cell>
          <table:table-cell office:value-type="float" office:value="5.956" calcext:value-type="float">
            <text:p>5.956</text:p>
          </table:table-cell>
          <table:table-cell office:value-type="float" office:value="6.891" calcext:value-type="float">
            <text:p>6.891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zamárium</text:p>
          </table:table-cell>
          <table:table-cell office:value-type="float" office:value="40.124" calcext:value-type="float">
            <text:p>40.124</text:p>
          </table:table-cell>
          <table:table-cell office:value-type="float" office:value="45.4" calcext:value-type="float">
            <text:p>45.4</text:p>
          </table:table-cell>
          <table:table-cell office:value-type="float" office:value="0.2518" calcext:value-type="float">
            <text:p>0.2518</text:p>
          </table:table-cell>
          <table:table-cell office:value-type="float" office:value="5.636" calcext:value-type="float">
            <text:p>5.636</text:p>
          </table:table-cell>
          <table:table-cell office:value-type="float" office:value="6.206" calcext:value-type="float">
            <text:p>6.206</text:p>
          </table:table-cell>
          <table:table-cell office:value-type="float" office:value="7.518" calcext:value-type="float">
            <text:p>7.518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uropium</text:p>
          </table:table-cell>
          <table:table-cell office:value-type="float" office:value="41.529" calcext:value-type="float">
            <text:p>41.529</text:p>
          </table:table-cell>
          <table:table-cell office:value-type="float" office:value="47.027" calcext:value-type="float">
            <text:p>47.027</text:p>
          </table:table-cell>
          <table:table-cell office:value-type="float" office:value="0.2537" calcext:value-type="float">
            <text:p>0.2537</text:p>
          </table:table-cell>
          <table:table-cell office:value-type="float" office:value="5.846" calcext:value-type="float">
            <text:p>5.846</text:p>
          </table:table-cell>
          <table:table-cell office:value-type="float" office:value="6.456" calcext:value-type="float">
            <text:p>6.456</text:p>
          </table:table-cell>
          <table:table-cell office:value-type="float" office:value="7.478" calcext:value-type="float">
            <text:p>7.478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adolinium</text:p>
          </table:table-cell>
          <table:table-cell office:value-type="float" office:value="42.983" calcext:value-type="float">
            <text:p>42.983</text:p>
          </table:table-cell>
          <table:table-cell office:value-type="float" office:value="48.718" calcext:value-type="float">
            <text:p>48.718</text:p>
          </table:table-cell>
          <table:table-cell office:value-type="float" office:value="0.2554" calcext:value-type="float">
            <text:p>0.2554</text:p>
          </table:table-cell>
          <table:table-cell office:value-type="float" office:value="6.059" calcext:value-type="float">
            <text:p>6.059</text:p>
          </table:table-cell>
          <table:table-cell office:value-type="float" office:value="6.714" calcext:value-type="float">
            <text:p>6.714</text:p>
          </table:table-cell>
          <table:table-cell office:value-type="float" office:value="7.788" calcext:value-type="float">
            <text:p>7.788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Tb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erbium</text:p>
          </table:table-cell>
          <table:table-cell office:value-type="float" office:value="44.47" calcext:value-type="float">
            <text:p>44.47</text:p>
          </table:table-cell>
          <table:table-cell office:value-type="float" office:value="50.391" calcext:value-type="float">
            <text:p>50.391</text:p>
          </table:table-cell>
          <table:table-cell office:value-type="float" office:value="0.257" calcext:value-type="float">
            <text:p>0.257</text:p>
          </table:table-cell>
          <table:table-cell office:value-type="float" office:value="6.275" calcext:value-type="float">
            <text:p>6.275</text:p>
          </table:table-cell>
          <table:table-cell office:value-type="float" office:value="6.979" calcext:value-type="float">
            <text:p>6.979</text:p>
          </table:table-cell>
          <table:table-cell office:value-type="float" office:value="8.104" calcext:value-type="float">
            <text:p>8.104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iszprozium</text:p>
          </table:table-cell>
          <table:table-cell office:value-type="float" office:value="45.985" calcext:value-type="float">
            <text:p>45.985</text:p>
          </table:table-cell>
          <table:table-cell office:value-type="float" office:value="52.178" calcext:value-type="float">
            <text:p>52.178</text:p>
          </table:table-cell>
          <table:table-cell office:value-type="float" office:value="0.2584" calcext:value-type="float">
            <text:p>0.2584</text:p>
          </table:table-cell>
          <table:table-cell office:value-type="float" office:value="6.495" calcext:value-type="float">
            <text:p>6.495</text:p>
          </table:table-cell>
          <table:table-cell office:value-type="float" office:value="7.249" calcext:value-type="float">
            <text:p>7.249</text:p>
          </table:table-cell>
          <table:table-cell office:value-type="float" office:value="8.418" calcext:value-type="float">
            <text:p>8.418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H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olmium</text:p>
          </table:table-cell>
          <table:table-cell office:value-type="float" office:value="47.528" calcext:value-type="float">
            <text:p>47.528</text:p>
          </table:table-cell>
          <table:table-cell office:value-type="float" office:value="53.934" calcext:value-type="float">
            <text:p>53.934</text:p>
          </table:table-cell>
          <table:table-cell office:value-type="float" office:value="0.2598" calcext:value-type="float">
            <text:p>0.2598</text:p>
          </table:table-cell>
          <table:table-cell office:value-type="float" office:value="6.72" calcext:value-type="float">
            <text:p>6.72</text:p>
          </table:table-cell>
          <table:table-cell office:value-type="float" office:value="7.528" calcext:value-type="float">
            <text:p>7.528</text:p>
          </table:table-cell>
          <table:table-cell office:value-type="float" office:value="8.748" calcext:value-type="float">
            <text:p>8.748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rbium</text:p>
          </table:table-cell>
          <table:table-cell office:value-type="float" office:value="49.099" calcext:value-type="float">
            <text:p>49.099</text:p>
          </table:table-cell>
          <table:table-cell office:value-type="float" office:value="55.69" calcext:value-type="float">
            <text:p>55.69</text:p>
          </table:table-cell>
          <table:table-cell office:value-type="float" office:value="0.2611" calcext:value-type="float">
            <text:p>0.2611</text:p>
          </table:table-cell>
          <table:table-cell office:value-type="float" office:value="6.948" calcext:value-type="float">
            <text:p>6.948</text:p>
          </table:table-cell>
          <table:table-cell office:value-type="float" office:value="7.81" calcext:value-type="float">
            <text:p>7.81</text:p>
          </table:table-cell>
          <table:table-cell office:value-type="float" office:value="9.089" calcext:value-type="float">
            <text:p>9.089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T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ullium</text:p>
          </table:table-cell>
          <table:table-cell office:value-type="float" office:value="50.73" calcext:value-type="float">
            <text:p>50.73</text:p>
          </table:table-cell>
          <table:table-cell office:value-type="float" office:value="57.576" calcext:value-type="float">
            <text:p>57.576</text:p>
          </table:table-cell>
          <table:table-cell office:value-type="float" office:value="0.2623" calcext:value-type="float">
            <text:p>0.2623</text:p>
          </table:table-cell>
          <table:table-cell office:value-type="float" office:value="7.181" calcext:value-type="float">
            <text:p>7.181</text:p>
          </table:table-cell>
          <table:table-cell office:value-type="float" office:value="8.103" calcext:value-type="float">
            <text:p>8.103</text:p>
          </table:table-cell>
          <table:table-cell office:value-type="float" office:value="9.424" calcext:value-type="float">
            <text:p>9.424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tterbium</text:p>
          </table:table-cell>
          <table:table-cell office:value-type="float" office:value="52.36" calcext:value-type="float">
            <text:p>52.36</text:p>
          </table:table-cell>
          <table:table-cell office:value-type="float" office:value="59.352" calcext:value-type="float">
            <text:p>59.352</text:p>
          </table:table-cell>
          <table:table-cell office:value-type="float" office:value="0.2635" calcext:value-type="float">
            <text:p>0.2635</text:p>
          </table:table-cell>
          <table:table-cell office:value-type="float" office:value="7.414" calcext:value-type="float">
            <text:p>7.414</text:p>
          </table:table-cell>
          <table:table-cell office:value-type="float" office:value="8.401" calcext:value-type="float">
            <text:p>8.401</text:p>
          </table:table-cell>
          <table:table-cell office:value-type="float" office:value="9.779" calcext:value-type="float">
            <text:p>9.779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Lu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utecium</text:p>
          </table:table-cell>
          <table:table-cell office:value-type="float" office:value="54.063" calcext:value-type="float">
            <text:p>54.063</text:p>
          </table:table-cell>
          <table:table-cell office:value-type="float" office:value="61.282" calcext:value-type="float">
            <text:p>61.282</text:p>
          </table:table-cell>
          <table:table-cell office:value-type="float" office:value="0.2645" calcext:value-type="float">
            <text:p>0.2645</text:p>
          </table:table-cell>
          <table:table-cell office:value-type="float" office:value="7.654" calcext:value-type="float">
            <text:p>7.654</text:p>
          </table:table-cell>
          <table:table-cell office:value-type="float" office:value="8.708" calcext:value-type="float">
            <text:p>8.708</text:p>
          </table:table-cell>
          <table:table-cell office:value-type="float" office:value="10.142" calcext:value-type="float">
            <text:p>10.142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afnium</text:p>
          </table:table-cell>
          <table:table-cell office:value-type="float" office:value="55.757" calcext:value-type="float">
            <text:p>55.757</text:p>
          </table:table-cell>
          <table:table-cell office:value-type="float" office:value="63.209" calcext:value-type="float">
            <text:p>63.209</text:p>
          </table:table-cell>
          <table:table-cell office:value-type="float" office:value="0.2655" calcext:value-type="float">
            <text:p>0.2655</text:p>
          </table:table-cell>
          <table:table-cell office:value-type="float" office:value="7.898" calcext:value-type="float">
            <text:p>7.898</text:p>
          </table:table-cell>
          <table:table-cell office:value-type="float" office:value="9.021" calcext:value-type="float">
            <text:p>9.021</text:p>
          </table:table-cell>
          <table:table-cell office:value-type="float" office:value="10.514" calcext:value-type="float">
            <text:p>10.514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antál</text:p>
          </table:table-cell>
          <table:table-cell office:value-type="float" office:value="57.524" calcext:value-type="float">
            <text:p>57.524</text:p>
          </table:table-cell>
          <table:table-cell office:value-type="float" office:value="65.21" calcext:value-type="float">
            <text:p>65.21</text:p>
          </table:table-cell>
          <table:table-cell office:value-type="float" office:value="0.2665" calcext:value-type="float">
            <text:p>0.2665</text:p>
          </table:table-cell>
          <table:table-cell office:value-type="float" office:value="8.145" calcext:value-type="float">
            <text:p>8.145</text:p>
          </table:table-cell>
          <table:table-cell office:value-type="float" office:value="9.341" calcext:value-type="float">
            <text:p>9.341</text:p>
          </table:table-cell>
          <table:table-cell office:value-type="float" office:value="10.892" calcext:value-type="float">
            <text:p>10.892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olfram</text:p>
          </table:table-cell>
          <table:table-cell office:value-type="float" office:value="59.31" calcext:value-type="float">
            <text:p>59.31</text:p>
          </table:table-cell>
          <table:table-cell office:value-type="float" office:value="67.233" calcext:value-type="float">
            <text:p>67.233</text:p>
          </table:table-cell>
          <table:table-cell office:value-type="float" office:value="0.2674" calcext:value-type="float">
            <text:p>0.2674</text:p>
          </table:table-cell>
          <table:table-cell office:value-type="float" office:value="8.396" calcext:value-type="float">
            <text:p>8.396</text:p>
          </table:table-cell>
          <table:table-cell office:value-type="float" office:value="9.67" calcext:value-type="float">
            <text:p>9.67</text:p>
          </table:table-cell>
          <table:table-cell office:value-type="float" office:value="11.283" calcext:value-type="float">
            <text:p>11.283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R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énium</text:p>
          </table:table-cell>
          <table:table-cell office:value-type="float" office:value="61.131" calcext:value-type="float">
            <text:p>61.131</text:p>
          </table:table-cell>
          <table:table-cell office:value-type="float" office:value="69.298" calcext:value-type="float">
            <text:p>69.298</text:p>
          </table:table-cell>
          <table:table-cell office:value-type="float" office:value="0.2683" calcext:value-type="float">
            <text:p>0.2683</text:p>
          </table:table-cell>
          <table:table-cell office:value-type="float" office:value="8.651" calcext:value-type="float">
            <text:p>8.651</text:p>
          </table:table-cell>
          <table:table-cell office:value-type="float" office:value="10.008" calcext:value-type="float">
            <text:p>10.008</text:p>
          </table:table-cell>
          <table:table-cell office:value-type="float" office:value="11.685" calcext:value-type="float">
            <text:p>11.685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zmium</text:p>
          </table:table-cell>
          <table:table-cell office:value-type="float" office:value="62.991" calcext:value-type="float">
            <text:p>62.991</text:p>
          </table:table-cell>
          <table:table-cell office:value-type="float" office:value="71.404" calcext:value-type="float">
            <text:p>71.404</text:p>
          </table:table-cell>
          <table:table-cell office:value-type="float" office:value="0.2692" calcext:value-type="float">
            <text:p>0.2692</text:p>
          </table:table-cell>
          <table:table-cell office:value-type="float" office:value="8.91" calcext:value-type="float">
            <text:p>8.91</text:p>
          </table:table-cell>
          <table:table-cell office:value-type="float" office:value="10.354" calcext:value-type="float">
            <text:p>10.354</text:p>
          </table:table-cell>
          <table:table-cell office:value-type="float" office:value="12.094" calcext:value-type="float">
            <text:p>12.094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I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ridium</text:p>
          </table:table-cell>
          <table:table-cell office:value-type="float" office:value="64.886" calcext:value-type="float">
            <text:p>64.886</text:p>
          </table:table-cell>
          <table:table-cell office:value-type="float" office:value="73.549" calcext:value-type="float">
            <text:p>73.549</text:p>
          </table:table-cell>
          <table:table-cell office:value-type="float" office:value="0.27" calcext:value-type="float">
            <text:p>0.27</text:p>
          </table:table-cell>
          <table:table-cell office:value-type="float" office:value="9.173" calcext:value-type="float">
            <text:p>9.173</text:p>
          </table:table-cell>
          <table:table-cell office:value-type="float" office:value="10.706" calcext:value-type="float">
            <text:p>10.706</text:p>
          </table:table-cell>
          <table:table-cell office:value-type="float" office:value="12.509" calcext:value-type="float">
            <text:p>12.509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latina</text:p>
          </table:table-cell>
          <table:table-cell office:value-type="float" office:value="66.82" calcext:value-type="float">
            <text:p>66.82</text:p>
          </table:table-cell>
          <table:table-cell office:value-type="float" office:value="75.736" calcext:value-type="float">
            <text:p>75.736</text:p>
          </table:table-cell>
          <table:table-cell office:value-type="float" office:value="0.271" calcext:value-type="float">
            <text:p>0.271</text:p>
          </table:table-cell>
          <table:table-cell office:value-type="float" office:value="9.441" calcext:value-type="float">
            <text:p>9.441</text:p>
          </table:table-cell>
          <table:table-cell office:value-type="float" office:value="11.069" calcext:value-type="float">
            <text:p>11.069</text:p>
          </table:table-cell>
          <table:table-cell office:value-type="float" office:value="12.939" calcext:value-type="float">
            <text:p>12.939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Au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rany</text:p>
          </table:table-cell>
          <table:table-cell office:value-type="float" office:value="68.794" calcext:value-type="float">
            <text:p>68.794</text:p>
          </table:table-cell>
          <table:table-cell office:value-type="float" office:value="77.968" calcext:value-type="float">
            <text:p>77.968</text:p>
          </table:table-cell>
          <table:table-cell office:value-type="float" office:value="0.2719" calcext:value-type="float">
            <text:p>0.2719</text:p>
          </table:table-cell>
          <table:table-cell office:value-type="float" office:value="9.711" calcext:value-type="float">
            <text:p>9.711</text:p>
          </table:table-cell>
          <table:table-cell office:value-type="float" office:value="11.439" calcext:value-type="float">
            <text:p>11.439</text:p>
          </table:table-cell>
          <table:table-cell office:value-type="float" office:value="13.379" calcext:value-type="float">
            <text:p>13.379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any </text:p>
          </table:table-cell>
          <table:table-cell office:value-type="float" office:value="70.821" calcext:value-type="float">
            <text:p>70.821</text:p>
          </table:table-cell>
          <table:table-cell office:value-type="float" office:value="80.258" calcext:value-type="float">
            <text:p>80.258</text:p>
          </table:table-cell>
          <table:table-cell office:value-type="float" office:value="0.2729" calcext:value-type="float">
            <text:p>0.2729</text:p>
          </table:table-cell>
          <table:table-cell office:value-type="float" office:value="9.987" calcext:value-type="float">
            <text:p>9.987</text:p>
          </table:table-cell>
          <table:table-cell office:value-type="float" office:value="11.823" calcext:value-type="float">
            <text:p>11.823</text:p>
          </table:table-cell>
          <table:table-cell office:value-type="float" office:value="13.828" calcext:value-type="float">
            <text:p>13.828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T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allium</text:p>
          </table:table-cell>
          <table:table-cell office:value-type="float" office:value="72.86" calcext:value-type="float">
            <text:p>72.86</text:p>
          </table:table-cell>
          <table:table-cell office:value-type="float" office:value="82.558" calcext:value-type="float">
            <text:p>82.558</text:p>
          </table:table-cell>
          <table:table-cell office:value-type="float" office:value="0.2739" calcext:value-type="float">
            <text:p>0.2739</text:p>
          </table:table-cell>
          <table:table-cell office:value-type="float" office:value="10.266" calcext:value-type="float">
            <text:p>10.266</text:p>
          </table:table-cell>
          <table:table-cell office:value-type="float" office:value="12.21" calcext:value-type="float">
            <text:p>12.21</text:p>
          </table:table-cell>
          <table:table-cell office:value-type="float" office:value="14.288" calcext:value-type="float">
            <text:p>14.288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Ólom</text:p>
          </table:table-cell>
          <table:table-cell office:value-type="float" office:value="74.957" calcext:value-type="float">
            <text:p>74.957</text:p>
          </table:table-cell>
          <table:table-cell office:value-type="float" office:value="84.922" calcext:value-type="float">
            <text:p>84.922</text:p>
          </table:table-cell>
          <table:table-cell office:value-type="float" office:value="0.2751" calcext:value-type="float">
            <text:p>0.2751</text:p>
          </table:table-cell>
          <table:table-cell office:value-type="float" office:value="10.549" calcext:value-type="float">
            <text:p>10.549</text:p>
          </table:table-cell>
          <table:table-cell office:value-type="float" office:value="12.611" calcext:value-type="float">
            <text:p>12.611</text:p>
          </table:table-cell>
          <table:table-cell office:value-type="float" office:value="14.762" calcext:value-type="float">
            <text:p>14.762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B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izmut</text:p>
          </table:table-cell>
          <table:table-cell office:value-type="float" office:value="77.097" calcext:value-type="float">
            <text:p>77.097</text:p>
          </table:table-cell>
          <table:table-cell office:value-type="float" office:value="87.335" calcext:value-type="float">
            <text:p>87.335</text:p>
          </table:table-cell>
          <table:table-cell office:value-type="float" office:value="0.2763" calcext:value-type="float">
            <text:p>0.2763</text:p>
          </table:table-cell>
          <table:table-cell office:value-type="float" office:value="10.836" calcext:value-type="float">
            <text:p>10.836</text:p>
          </table:table-cell>
          <table:table-cell office:value-type="float" office:value="13.021" calcext:value-type="float">
            <text:p>13.021</text:p>
          </table:table-cell>
          <table:table-cell office:value-type="float" office:value="15.244" calcext:value-type="float">
            <text:p>15.244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Po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olonium</text:p>
          </table:table-cell>
          <table:table-cell office:value-type="float" office:value="79.296" calcext:value-type="float">
            <text:p>79.296</text:p>
          </table:table-cell>
          <table:table-cell office:value-type="float" office:value="89.809" calcext:value-type="float">
            <text:p>89.809</text:p>
          </table:table-cell>
          <table:table-cell office:value-type="float" office:value="0.2777" calcext:value-type="float">
            <text:p>0.2777</text:p>
          </table:table-cell>
          <table:table-cell office:value-type="float" office:value="11.128" calcext:value-type="float">
            <text:p>11.128</text:p>
          </table:table-cell>
          <table:table-cell office:value-type="float" office:value="13.441" calcext:value-type="float">
            <text:p>13.441</text:p>
          </table:table-cell>
          <table:table-cell office:value-type="float" office:value="15.74" calcext:value-type="float">
            <text:p>15.74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A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sztatin</text:p>
          </table:table-cell>
          <table:table-cell office:value-type="float" office:value="81.525" calcext:value-type="float">
            <text:p>81.525</text:p>
          </table:table-cell>
          <table:table-cell office:value-type="float" office:value="92.319" calcext:value-type="float">
            <text:p>92.319</text:p>
          </table:table-cell>
          <table:table-cell office:value-type="float" office:value="0.2792" calcext:value-type="float">
            <text:p>0.2792</text:p>
          </table:table-cell>
          <table:table-cell office:value-type="float" office:value="11.424" calcext:value-type="float">
            <text:p>11.424</text:p>
          </table:table-cell>
          <table:table-cell office:value-type="float" office:value="13.873" calcext:value-type="float">
            <text:p>13.873</text:p>
          </table:table-cell>
          <table:table-cell office:value-type="float" office:value="16.248" calcext:value-type="float">
            <text:p>16.248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R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adon</text:p>
          </table:table-cell>
          <table:table-cell office:value-type="float" office:value="83.8" calcext:value-type="float">
            <text:p>83.8</text:p>
          </table:table-cell>
          <table:table-cell office:value-type="float" office:value="94.877" calcext:value-type="float">
            <text:p>94.877</text:p>
          </table:table-cell>
          <table:table-cell office:value-type="float" office:value="0.2809" calcext:value-type="float">
            <text:p>0.2809</text:p>
          </table:table-cell>
          <table:table-cell office:value-type="float" office:value="11.724" calcext:value-type="float">
            <text:p>11.724</text:p>
          </table:table-cell>
          <table:table-cell office:value-type="float" office:value="14.316" calcext:value-type="float">
            <text:p>14.316</text:p>
          </table:table-cell>
          <table:table-cell office:value-type="float" office:value="16.768" calcext:value-type="float">
            <text:p>16.768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F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rancium</text:p>
          </table:table-cell>
          <table:table-cell office:value-type="float" office:value="86.119" calcext:value-type="float">
            <text:p>86.119</text:p>
          </table:table-cell>
          <table:table-cell office:value-type="float" office:value="97.483" calcext:value-type="float">
            <text:p>97.483</text:p>
          </table:table-cell>
          <table:table-cell office:value-type="float" office:value="0.2828" calcext:value-type="float">
            <text:p>0.2828</text:p>
          </table:table-cell>
          <table:table-cell office:value-type="float" office:value="12.029" calcext:value-type="float">
            <text:p>12.029</text:p>
          </table:table-cell>
          <table:table-cell office:value-type="float" office:value="14.77" calcext:value-type="float">
            <text:p>14.77</text:p>
          </table:table-cell>
          <table:table-cell office:value-type="float" office:value="17.301" calcext:value-type="float">
            <text:p>17.301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R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ádium</text:p>
          </table:table-cell>
          <table:table-cell office:value-type="float" office:value="88.485" calcext:value-type="float">
            <text:p>88.485</text:p>
          </table:table-cell>
          <table:table-cell office:value-type="float" office:value="100.136" calcext:value-type="float">
            <text:p>100.136</text:p>
          </table:table-cell>
          <table:table-cell office:value-type="float" office:value="0.2849" calcext:value-type="float">
            <text:p>0.2849</text:p>
          </table:table-cell>
          <table:table-cell office:value-type="float" office:value="12.338" calcext:value-type="float">
            <text:p>12.338</text:p>
          </table:table-cell>
          <table:table-cell office:value-type="float" office:value="15.233" calcext:value-type="float">
            <text:p>15.233</text:p>
          </table:table-cell>
          <table:table-cell office:value-type="float" office:value="17.845" calcext:value-type="float">
            <text:p>17.845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Ac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ktinium</text:p>
          </table:table-cell>
          <table:table-cell office:value-type="float" office:value="90.894" calcext:value-type="float">
            <text:p>90.894</text:p>
          </table:table-cell>
          <table:table-cell office:value-type="float" office:value="102.846" calcext:value-type="float">
            <text:p>102.846</text:p>
          </table:table-cell>
          <table:table-cell office:value-type="float" office:value="0.2872" calcext:value-type="float">
            <text:p>0.2872</text:p>
          </table:table-cell>
          <table:table-cell office:value-type="float" office:value="12.65" calcext:value-type="float">
            <text:p>12.65</text:p>
          </table:table-cell>
          <table:table-cell office:value-type="float" office:value="15.712" calcext:value-type="float">
            <text:p>15.712</text:p>
          </table:table-cell>
          <table:table-cell office:value-type="float" office:value="18.405" calcext:value-type="float">
            <text:p>18.405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T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órium</text:p>
          </table:table-cell>
          <table:table-cell office:value-type="float" office:value="93.334" calcext:value-type="float">
            <text:p>93.334</text:p>
          </table:table-cell>
          <table:table-cell office:value-type="float" office:value="105.592" calcext:value-type="float">
            <text:p>105.592</text:p>
          </table:table-cell>
          <table:table-cell office:value-type="float" office:value="0.2898" calcext:value-type="float">
            <text:p>0.2898</text:p>
          </table:table-cell>
          <table:table-cell office:value-type="float" office:value="12.968" calcext:value-type="float">
            <text:p>12.968</text:p>
          </table:table-cell>
          <table:table-cell office:value-type="float" office:value="16.2" calcext:value-type="float">
            <text:p>16.2</text:p>
          </table:table-cell>
          <table:table-cell office:value-type="float" office:value="18.977" calcext:value-type="float">
            <text:p>18.977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P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otaktinium</text:p>
          </table:table-cell>
          <table:table-cell office:value-type="float" office:value="95.851" calcext:value-type="float">
            <text:p>95.851</text:p>
          </table:table-cell>
          <table:table-cell office:value-type="float" office:value="108.408" calcext:value-type="float">
            <text:p>108.408</text:p>
          </table:table-cell>
          <table:table-cell office:value-type="float" office:value="0.2927" calcext:value-type="float">
            <text:p>0.2927</text:p>
          </table:table-cell>
          <table:table-cell office:value-type="float" office:value="13.291" calcext:value-type="float">
            <text:p>13.291</text:p>
          </table:table-cell>
          <table:table-cell office:value-type="float" office:value="16.7" calcext:value-type="float">
            <text:p>16.7</text:p>
          </table:table-cell>
          <table:table-cell office:value-type="float" office:value="19.559" calcext:value-type="float">
            <text:p>19.559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U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rán</text:p>
          </table:table-cell>
          <table:table-cell office:value-type="float" office:value="98.428" calcext:value-type="float">
            <text:p>98.428</text:p>
          </table:table-cell>
          <table:table-cell office:value-type="float" office:value="111.289" calcext:value-type="float">
            <text:p>111.289</text:p>
          </table:table-cell>
          <table:table-cell office:value-type="float" office:value="0.2959" calcext:value-type="float">
            <text:p>0.2959</text:p>
          </table:table-cell>
          <table:table-cell office:value-type="float" office:value="13.613" calcext:value-type="float">
            <text:p>13.613</text:p>
          </table:table-cell>
          <table:table-cell office:value-type="float" office:value="17.218" calcext:value-type="float">
            <text:p>17.218</text:p>
          </table:table-cell>
          <table:table-cell office:value-type="float" office:value="20.163" calcext:value-type="float">
            <text:p>20.1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15:57:49.038519305</meta:creation-date>
    <dc:date>2021-04-23T15:59:19.670432131</dc:date>
    <meta:editing-duration>PT1M32S</meta:editing-duration>
    <meta:editing-cycles>1</meta:editing-cycles>
    <meta:document-statistic meta:table-count="1" meta:cell-count="646" meta:object-count="0"/>
    <meta:generator>LibreOffice/6.4.6.2$Linux_X86_64 LibreOffice_project/40$Build-2</meta:generator>
  </office:meta>
</office:document-meta>
</file>